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0a3a4e" officeooo:paragraph-rsid="000a3a4e"/>
    </style:style>
    <style:style style:name="P2" style:family="paragraph" style:parent-style-name="Standard">
      <style:text-properties fo:font-weight="bold" officeooo:rsid="0009788f" officeooo:paragraph-rsid="000a3a4e" style:font-weight-asian="bold" style:font-weight-complex="bold"/>
    </style:style>
    <style:style style:name="P3" style:family="paragraph" style:parent-style-name="Standard">
      <style:text-properties fo:font-weight="bold" officeooo:rsid="0009788f" officeooo:paragraph-rsid="0009788f" style:font-weight-asian="bold" style:font-weight-complex="bold"/>
    </style:style>
    <style:style style:name="P4" style:family="paragraph" style:parent-style-name="Standard">
      <style:text-properties fo:font-weight="bold" officeooo:rsid="0009788f" officeooo:paragraph-rsid="003e840d" style:font-weight-asian="bold" style:font-weight-complex="bold"/>
    </style:style>
    <style:style style:name="P5" style:family="paragraph" style:parent-style-name="Standard">
      <style:text-properties fo:font-weight="bold" officeooo:rsid="003e840d" officeooo:paragraph-rsid="003e840d" style:font-weight-asian="bold" style:font-weight-complex="bold"/>
    </style:style>
    <style:style style:name="P6" style:family="paragraph" style:parent-style-name="Standard">
      <style:paragraph-properties fo:text-align="center" style:justify-single-word="false"/>
      <style:text-properties fo:font-size="18pt" fo:font-weight="bold" officeooo:rsid="0009788f" officeooo:paragraph-rsid="000a3a4e" style:font-size-asian="18pt" style:font-weight-asian="bold" style:font-size-complex="18pt" style:font-weight-complex="bold"/>
    </style:style>
    <style:style style:name="P7" style:family="paragraph" style:parent-style-name="Standard">
      <style:text-properties fo:font-weight="normal" officeooo:rsid="0028f372" officeooo:paragraph-rsid="0009788f" style:font-weight-asian="normal" style:font-weight-complex="normal"/>
    </style:style>
    <style:style style:name="P8" style:family="paragraph" style:parent-style-name="Standard">
      <style:text-properties fo:font-weight="normal" officeooo:rsid="003e840d" officeooo:paragraph-rsid="003e840d" style:font-weight-asian="normal" style:font-weight-complex="normal"/>
    </style:style>
    <style:style style:name="P9" style:family="paragraph" style:parent-style-name="Standard">
      <style:text-properties fo:font-size="12pt" fo:font-weight="bold" officeooo:rsid="0009788f" officeooo:paragraph-rsid="000a3a4e" style:font-size-asian="12pt" style:font-weight-asian="bold" style:font-size-complex="12pt" style:font-weight-complex="bold"/>
    </style:style>
    <style:style style:name="P10" style:family="paragraph" style:parent-style-name="Standard">
      <style:text-properties fo:font-size="12pt" fo:font-weight="bold" officeooo:rsid="0009788f" officeooo:paragraph-rsid="0009788f" style:font-size-asian="12pt" style:font-weight-asian="bold" style:font-size-complex="12pt" style:font-weight-complex="bold"/>
    </style:style>
    <style:style style:name="P11" style:family="paragraph" style:parent-style-name="Standard">
      <style:text-properties fo:font-size="12pt" fo:font-weight="bold" officeooo:rsid="0009788f" officeooo:paragraph-rsid="002d94e8" style:font-size-asian="12pt" style:font-weight-asian="bold" style:font-size-complex="12pt" style:font-weight-complex="bold"/>
    </style:style>
    <style:style style:name="P12" style:family="paragraph" style:parent-style-name="Standard">
      <style:text-properties fo:font-size="12pt" fo:font-weight="bold" officeooo:rsid="0009788f" officeooo:paragraph-rsid="003c8d05" style:font-size-asian="12pt" style:font-weight-asian="bold" style:font-size-complex="12pt" style:font-weight-complex="bold"/>
    </style:style>
    <style:style style:name="P13" style:family="paragraph" style:parent-style-name="Standard">
      <style:text-properties fo:font-size="12pt" fo:font-weight="bold" officeooo:rsid="0009788f" officeooo:paragraph-rsid="003d77f5" style:font-size-asian="12pt" style:font-weight-asian="bold" style:font-size-complex="12pt" style:font-weight-complex="bold"/>
    </style:style>
    <style:style style:name="P14" style:family="paragraph" style:parent-style-name="Standard">
      <style:text-properties fo:font-size="12pt" fo:font-weight="bold" officeooo:rsid="00377713" officeooo:paragraph-rsid="00377713" style:font-size-asian="12pt" style:font-weight-asian="bold" style:font-size-complex="12pt" style:font-weight-complex="bold"/>
    </style:style>
    <style:style style:name="P15" style:family="paragraph" style:parent-style-name="Standard">
      <style:text-properties fo:font-size="12pt" fo:font-weight="bold" officeooo:rsid="00377713" officeooo:paragraph-rsid="003b5fb1" style:font-size-asian="12pt" style:font-weight-asian="bold" style:font-size-complex="12pt" style:font-weight-complex="bold"/>
    </style:style>
    <style:style style:name="P16" style:family="paragraph" style:parent-style-name="Standard">
      <style:text-properties fo:font-size="12pt" fo:font-weight="bold" officeooo:rsid="003935ca" officeooo:paragraph-rsid="003935ca" style:font-size-asian="12pt" style:font-weight-asian="bold" style:font-size-complex="12pt" style:font-weight-complex="bold"/>
    </style:style>
    <style:style style:name="P17" style:family="paragraph" style:parent-style-name="Standard">
      <style:text-properties fo:font-size="12pt" fo:font-weight="bold" officeooo:rsid="000c682d" officeooo:paragraph-rsid="000c682d" style:font-size-asian="12pt" style:font-weight-asian="bold" style:font-size-complex="12pt" style:font-weight-complex="bold"/>
    </style:style>
    <style:style style:name="P18" style:family="paragraph" style:parent-style-name="Standard">
      <style:text-properties fo:font-size="12pt" fo:font-weight="bold" officeooo:rsid="00398674" officeooo:paragraph-rsid="00398674" style:font-size-asian="12pt" style:font-weight-asian="bold" style:font-size-complex="12pt" style:font-weight-complex="bold"/>
    </style:style>
    <style:style style:name="P19" style:family="paragraph" style:parent-style-name="Standard">
      <style:text-properties fo:font-size="12pt" fo:font-weight="bold" officeooo:rsid="003a657f" officeooo:paragraph-rsid="003a657f" style:font-size-asian="12pt" style:font-weight-asian="bold" style:font-size-complex="12pt" style:font-weight-complex="bold"/>
    </style:style>
    <style:style style:name="P20" style:family="paragraph" style:parent-style-name="Standard">
      <style:text-properties fo:font-size="12pt" fo:font-weight="bold" officeooo:rsid="003b5a9c" officeooo:paragraph-rsid="003b5a9c" style:font-size-asian="12pt" style:font-weight-asian="bold" style:font-size-complex="12pt" style:font-weight-complex="bold"/>
    </style:style>
    <style:style style:name="P21" style:family="paragraph" style:parent-style-name="Standard">
      <style:text-properties fo:font-size="12pt" fo:font-weight="bold" officeooo:rsid="003b5fb1" officeooo:paragraph-rsid="003b5fb1" style:font-size-asian="12pt" style:font-weight-asian="bold" style:font-size-complex="12pt" style:font-weight-complex="bold"/>
    </style:style>
    <style:style style:name="P22" style:family="paragraph" style:parent-style-name="Standard">
      <style:text-properties fo:font-size="12pt" fo:font-weight="bold" officeooo:rsid="003c8d05" officeooo:paragraph-rsid="003c8d05" style:font-size-asian="12pt" style:font-weight-asian="bold" style:font-size-complex="12pt" style:font-weight-complex="bold"/>
    </style:style>
    <style:style style:name="P23" style:family="paragraph" style:parent-style-name="Standard">
      <style:text-properties fo:font-size="12pt" fo:font-weight="bold" officeooo:rsid="003d77f5" officeooo:paragraph-rsid="003d77f5" style:font-size-asian="12pt" style:font-weight-asian="bold" style:font-size-complex="12pt" style:font-weight-complex="bold"/>
    </style:style>
    <style:style style:name="P24" style:family="paragraph" style:parent-style-name="Standard">
      <style:text-properties fo:font-size="12pt" officeooo:rsid="000a3a4e" officeooo:paragraph-rsid="000a3a4e" style:font-size-asian="12pt" style:font-size-complex="12pt"/>
    </style:style>
    <style:style style:name="P25" style:family="paragraph" style:parent-style-name="Standard">
      <style:text-properties fo:font-size="12pt" fo:font-weight="normal" officeooo:rsid="00377713" officeooo:paragraph-rsid="00377713" style:font-size-asian="12pt" style:font-weight-asian="normal" style:font-size-complex="12pt" style:font-weight-complex="normal"/>
    </style:style>
    <style:style style:name="P26" style:family="paragraph" style:parent-style-name="Standard">
      <style:text-properties fo:font-size="12pt" fo:font-weight="normal" officeooo:rsid="00377713" officeooo:paragraph-rsid="003935ca" style:font-size-asian="12pt" style:font-weight-asian="normal" style:font-size-complex="12pt" style:font-weight-complex="normal"/>
    </style:style>
    <style:style style:name="P27" style:family="paragraph" style:parent-style-name="Standard">
      <style:text-properties fo:font-size="12pt" fo:font-weight="normal" officeooo:rsid="00377713" officeooo:paragraph-rsid="003b5fb1" style:font-size-asian="12pt" style:font-weight-asian="normal" style:font-size-complex="12pt" style:font-weight-complex="normal"/>
    </style:style>
    <style:style style:name="P28" style:family="paragraph" style:parent-style-name="Standard">
      <style:text-properties fo:font-size="12pt" fo:font-weight="normal" officeooo:rsid="00377713" officeooo:paragraph-rsid="003c8d05" style:font-size-asian="12pt" style:font-weight-asian="normal" style:font-size-complex="12pt" style:font-weight-complex="normal"/>
    </style:style>
    <style:style style:name="P29" style:family="paragraph" style:parent-style-name="Standard">
      <style:text-properties fo:font-size="12pt" fo:font-weight="normal" officeooo:rsid="0009788f" officeooo:paragraph-rsid="000a3a4e" style:font-size-asian="12pt" style:font-weight-asian="normal" style:font-size-complex="12pt" style:font-weight-complex="normal"/>
    </style:style>
    <style:style style:name="P30" style:family="paragraph" style:parent-style-name="Standard">
      <style:text-properties fo:font-size="12pt" fo:font-weight="normal" officeooo:rsid="000c0ce6" officeooo:paragraph-rsid="000c0ce6" style:font-size-asian="12pt" style:font-weight-asian="normal" style:font-size-complex="12pt" style:font-weight-complex="normal"/>
    </style:style>
    <style:style style:name="P31" style:family="paragraph" style:parent-style-name="Standard">
      <style:text-properties fo:font-size="12pt" fo:font-weight="normal" officeooo:rsid="000c0ce6" officeooo:paragraph-rsid="003935ca" style:font-size-asian="12pt" style:font-weight-asian="normal" style:font-size-complex="12pt" style:font-weight-complex="normal"/>
    </style:style>
    <style:style style:name="P32" style:family="paragraph" style:parent-style-name="Standard">
      <style:text-properties fo:font-size="12pt" fo:font-weight="normal" officeooo:rsid="000c0ce6" officeooo:paragraph-rsid="000c682d" style:font-size-asian="12pt" style:font-weight-asian="normal" style:font-size-complex="12pt" style:font-weight-complex="normal"/>
    </style:style>
    <style:style style:name="P33" style:family="paragraph" style:parent-style-name="Standard">
      <style:text-properties fo:font-size="12pt" fo:font-weight="normal" officeooo:rsid="000c0ce6" officeooo:paragraph-rsid="00398674" style:font-size-asian="12pt" style:font-weight-asian="normal" style:font-size-complex="12pt" style:font-weight-complex="normal"/>
    </style:style>
    <style:style style:name="P34" style:family="paragraph" style:parent-style-name="Standard">
      <style:text-properties fo:font-size="12pt" fo:font-weight="normal" officeooo:rsid="003935ca" officeooo:paragraph-rsid="003935ca" style:font-size-asian="12pt" style:font-weight-asian="normal" style:font-size-complex="12pt" style:font-weight-complex="normal"/>
    </style:style>
    <style:style style:name="P35" style:family="paragraph" style:parent-style-name="Standard">
      <style:text-properties fo:font-size="12pt" fo:font-weight="normal" officeooo:rsid="003935ca" officeooo:paragraph-rsid="00398674" style:font-size-asian="12pt" style:font-weight-asian="normal" style:font-size-complex="12pt" style:font-weight-complex="normal"/>
    </style:style>
    <style:style style:name="P36" style:family="paragraph" style:parent-style-name="Standard">
      <style:text-properties fo:font-size="12pt" fo:font-weight="normal" officeooo:rsid="003935ca" officeooo:paragraph-rsid="003b5a9c" style:font-size-asian="12pt" style:font-weight-asian="normal" style:font-size-complex="12pt" style:font-weight-complex="normal"/>
    </style:style>
    <style:style style:name="P37" style:family="paragraph" style:parent-style-name="Standard">
      <style:text-properties fo:font-size="12pt" fo:font-weight="normal" officeooo:rsid="003935ca" officeooo:paragraph-rsid="003d77f5" style:font-size-asian="12pt" style:font-weight-asian="normal" style:font-size-complex="12pt" style:font-weight-complex="normal"/>
    </style:style>
    <style:style style:name="P38" style:family="paragraph" style:parent-style-name="Standard">
      <style:text-properties fo:font-size="12pt" fo:font-weight="normal" officeooo:rsid="00398674" officeooo:paragraph-rsid="00398674" style:font-size-asian="12pt" style:font-weight-asian="normal" style:font-size-complex="12pt" style:font-weight-complex="normal"/>
    </style:style>
    <style:style style:name="P39" style:family="paragraph" style:parent-style-name="Standard">
      <style:text-properties fo:font-size="12pt" fo:font-weight="normal" officeooo:rsid="00398674" officeooo:paragraph-rsid="003a657f" style:font-size-asian="12pt" style:font-weight-asian="normal" style:font-size-complex="12pt" style:font-weight-complex="normal"/>
    </style:style>
    <style:style style:name="P40" style:family="paragraph" style:parent-style-name="Standard">
      <style:text-properties fo:font-size="12pt" fo:font-weight="normal" officeooo:rsid="000fe908" officeooo:paragraph-rsid="0033e5d7" style:font-size-asian="12pt" style:font-weight-asian="normal" style:font-size-complex="12pt" style:font-weight-complex="normal"/>
    </style:style>
    <style:style style:name="P41" style:family="paragraph" style:parent-style-name="Standard">
      <style:text-properties fo:font-size="12pt" fo:font-weight="normal" officeooo:rsid="000fe908" officeooo:paragraph-rsid="00398674" style:font-size-asian="12pt" style:font-weight-asian="normal" style:font-size-complex="12pt" style:font-weight-complex="normal"/>
    </style:style>
    <style:style style:name="P42" style:family="paragraph" style:parent-style-name="Standard">
      <style:text-properties fo:font-size="12pt" fo:font-weight="normal" officeooo:rsid="000fe908" officeooo:paragraph-rsid="000fe908" style:font-size-asian="12pt" style:font-weight-asian="normal" style:font-size-complex="12pt" style:font-weight-complex="normal"/>
    </style:style>
    <style:style style:name="P43" style:family="paragraph" style:parent-style-name="Standard">
      <style:text-properties fo:font-size="12pt" fo:font-weight="normal" officeooo:rsid="000fe908" officeooo:paragraph-rsid="00104ff1" style:font-size-asian="12pt" style:font-weight-asian="normal" style:font-size-complex="12pt" style:font-weight-complex="normal"/>
    </style:style>
    <style:style style:name="P44" style:family="paragraph" style:parent-style-name="Standard">
      <style:text-properties fo:font-size="12pt" fo:font-weight="normal" officeooo:rsid="000fe908" officeooo:paragraph-rsid="003b5a9c" style:font-size-asian="12pt" style:font-weight-asian="normal" style:font-size-complex="12pt" style:font-weight-complex="normal"/>
    </style:style>
    <style:style style:name="P45" style:family="paragraph" style:parent-style-name="Standard">
      <style:text-properties fo:font-size="12pt" fo:font-weight="normal" officeooo:rsid="000fe908" officeooo:paragraph-rsid="00128b31" style:font-size-asian="12pt" style:font-weight-asian="normal" style:font-size-complex="12pt" style:font-weight-complex="normal"/>
    </style:style>
    <style:style style:name="P46" style:family="paragraph" style:parent-style-name="Standard">
      <style:text-properties fo:font-size="12pt" fo:font-weight="normal" officeooo:rsid="000fe908" officeooo:paragraph-rsid="001351c4" style:font-size-asian="12pt" style:font-weight-asian="normal" style:font-size-complex="12pt" style:font-weight-complex="normal"/>
    </style:style>
    <style:style style:name="P47" style:family="paragraph" style:parent-style-name="Standard">
      <style:text-properties fo:font-size="12pt" fo:font-weight="normal" officeooo:rsid="003a657f" officeooo:paragraph-rsid="003a657f" style:font-size-asian="12pt" style:font-weight-asian="normal" style:font-size-complex="12pt" style:font-weight-complex="normal"/>
    </style:style>
    <style:style style:name="P48" style:family="paragraph" style:parent-style-name="Standard">
      <style:text-properties fo:font-size="12pt" fo:font-weight="normal" officeooo:rsid="003b16ac" officeooo:paragraph-rsid="003b16ac" style:font-size-asian="12pt" style:font-weight-asian="normal" style:font-size-complex="12pt" style:font-weight-complex="normal"/>
    </style:style>
    <style:style style:name="P49" style:family="paragraph" style:parent-style-name="Standard">
      <style:text-properties fo:font-size="12pt" fo:font-weight="normal" officeooo:rsid="00104ff1" officeooo:paragraph-rsid="00104ff1" style:font-size-asian="12pt" style:font-weight-asian="normal" style:font-size-complex="12pt" style:font-weight-complex="normal"/>
    </style:style>
    <style:style style:name="P50" style:family="paragraph" style:parent-style-name="Standard">
      <style:text-properties fo:font-size="12pt" fo:font-weight="normal" officeooo:rsid="003b5a9c" officeooo:paragraph-rsid="003b5a9c" style:font-size-asian="12pt" style:font-weight-asian="normal" style:font-size-complex="12pt" style:font-weight-complex="normal"/>
    </style:style>
    <style:style style:name="P51" style:family="paragraph" style:parent-style-name="Standard">
      <style:text-properties fo:font-size="12pt" fo:font-weight="normal" officeooo:rsid="003b5fb1" officeooo:paragraph-rsid="003b5fb1" style:font-size-asian="12pt" style:font-weight-asian="normal" style:font-size-complex="12pt" style:font-weight-complex="normal"/>
    </style:style>
    <style:style style:name="P52" style:family="paragraph" style:parent-style-name="Standard">
      <style:text-properties fo:font-size="12pt" fo:font-weight="normal" officeooo:rsid="00150a58" officeooo:paragraph-rsid="00150a58" style:font-size-asian="12pt" style:font-weight-asian="normal" style:font-size-complex="12pt" style:font-weight-complex="normal"/>
    </style:style>
    <style:style style:name="P53" style:family="paragraph" style:parent-style-name="Standard">
      <style:text-properties fo:font-size="12pt" fo:font-weight="normal" officeooo:rsid="0028f372" officeooo:paragraph-rsid="003b5fb1" style:font-size-asian="12pt" style:font-weight-asian="normal" style:font-size-complex="12pt" style:font-weight-complex="normal"/>
    </style:style>
    <style:style style:name="P54" style:family="paragraph" style:parent-style-name="Standard">
      <style:text-properties fo:font-size="12pt" fo:font-weight="normal" officeooo:rsid="0028f372" officeooo:paragraph-rsid="003c8d05" style:font-size-asian="12pt" style:font-weight-asian="normal" style:font-size-complex="12pt" style:font-weight-complex="normal"/>
    </style:style>
    <style:style style:name="P55" style:family="paragraph" style:parent-style-name="Standard">
      <style:text-properties fo:font-size="12pt" fo:font-weight="normal" officeooo:rsid="0028f372" officeooo:paragraph-rsid="003d77f5" style:font-size-asian="12pt" style:font-weight-asian="normal" style:font-size-complex="12pt" style:font-weight-complex="normal"/>
    </style:style>
    <style:style style:name="P56" style:family="paragraph" style:parent-style-name="Standard">
      <style:text-properties fo:font-size="12pt" fo:font-weight="normal" officeooo:rsid="003d77f5" officeooo:paragraph-rsid="003d77f5" style:font-size-asian="12pt" style:font-weight-asian="normal" style:font-size-complex="12pt" style:font-weight-complex="normal"/>
    </style:style>
    <style:style style:name="P57" style:family="paragraph" style:parent-style-name="Standard">
      <style:text-properties fo:font-size="12pt" fo:font-weight="normal" officeooo:rsid="00377713" officeooo:paragraph-rsid="00377713" style:font-size-asian="12pt" style:font-weight-asian="normal" style:font-size-complex="12pt" style:font-weight-complex="normal"/>
    </style:style>
    <style:style style:name="P58" style:family="paragraph" style:parent-style-name="Standard">
      <style:text-properties fo:font-size="12pt" fo:font-weight="normal" officeooo:rsid="00377713" officeooo:paragraph-rsid="003eaa3f" style:font-size-asian="12pt" style:font-weight-asian="normal" style:font-size-complex="12pt" style:font-weight-complex="normal"/>
    </style:style>
    <style:style style:name="P59" style:family="paragraph" style:parent-style-name="Standard">
      <style:text-properties fo:font-size="12pt" fo:font-weight="normal" officeooo:rsid="00377713" officeooo:paragraph-rsid="00400896" style:font-size-asian="12pt" style:font-weight-asian="normal" style:font-size-complex="12pt" style:font-weight-complex="normal"/>
    </style:style>
    <style:style style:name="P60" style:family="paragraph" style:parent-style-name="Standard">
      <style:text-properties fo:font-size="12pt" fo:font-weight="normal" officeooo:rsid="00150a58" officeooo:paragraph-rsid="00400896" style:font-size-asian="12pt" style:font-weight-asian="normal" style:font-size-complex="12pt" style:font-weight-complex="normal"/>
    </style:style>
    <style:style style:name="P61" style:family="paragraph" style:parent-style-name="Standard">
      <style:text-properties fo:font-size="12pt" fo:font-weight="normal" officeooo:rsid="001ec0f4" officeooo:paragraph-rsid="0041b3d8" style:font-size-asian="12pt" style:font-weight-asian="normal" style:font-size-complex="12pt" style:font-weight-complex="normal"/>
    </style:style>
    <style:style style:name="P62" style:family="paragraph" style:parent-style-name="Standard">
      <style:text-properties fo:font-size="12pt" fo:font-weight="normal" officeooo:rsid="0041b3d8" officeooo:paragraph-rsid="0041b3d8" style:font-size-asian="12pt" style:font-weight-asian="normal" style:font-size-complex="12pt" style:font-weight-complex="normal"/>
    </style:style>
    <style:style style:name="P63" style:family="paragraph" style:parent-style-name="Standard">
      <style:text-properties fo:font-size="12pt" fo:font-weight="bold" officeooo:rsid="003d77f5" officeooo:paragraph-rsid="003d77f5" style:font-size-asian="12pt" style:font-weight-asian="bold" style:font-size-complex="12pt" style:font-weight-complex="bold"/>
    </style:style>
    <style:style style:name="P64" style:family="paragraph" style:parent-style-name="Standard">
      <style:text-properties fo:font-size="12pt" fo:font-weight="bold" officeooo:rsid="003b5fb1" officeooo:paragraph-rsid="00400896" style:font-size-asian="12pt" style:font-weight-asian="bold" style:font-size-complex="12pt" style:font-weight-complex="bold"/>
    </style:style>
    <style:style style:name="P65" style:family="paragraph" style:parent-style-name="Standard">
      <style:text-properties fo:font-size="12pt" fo:font-weight="bold" officeooo:rsid="003b5fb1" officeooo:paragraph-rsid="0009788f" style:font-size-asian="12pt" style:font-weight-asian="bold" style:font-size-complex="12pt" style:font-weight-complex="bold"/>
    </style:style>
    <style:style style:name="P66" style:family="paragraph" style:parent-style-name="Standard">
      <style:text-properties fo:font-size="12pt" fo:font-weight="bold" officeooo:rsid="0041b3d8" officeooo:paragraph-rsid="0041b3d8" style:font-size-asian="12pt" style:font-weight-asian="bold" style:font-size-complex="12pt" style:font-weight-complex="bold"/>
    </style:style>
    <style:style style:name="P67" style:family="paragraph" style:parent-style-name="Standard">
      <style:text-properties fo:font-size="12pt" fo:font-weight="bold" officeooo:paragraph-rsid="00423d67" style:font-size-asian="12pt" style:font-weight-asian="bold" style:font-size-complex="12pt" style:font-weight-complex="bold"/>
    </style:style>
    <style:style style:name="P68" style:family="paragraph" style:parent-style-name="Standard">
      <style:text-properties style:text-outline="false" style:text-line-through-style="none" style:text-line-through-type="none" style:font-name="Liberation Sans1" fo:font-size="12pt" fo:font-style="normal" fo:text-shadow="none" style:text-underline-style="none" fo:font-weight="normal" officeooo:rsid="00377713" officeooo:paragraph-rsid="003b5fb1" style:font-size-asian="12pt" style:font-style-asian="normal" style:font-weight-asian="normal" style:font-size-complex="12pt" style:font-weight-complex="normal" style:text-emphasize="none"/>
    </style:style>
    <style:style style:name="P69" style:family="paragraph" style:parent-style-name="Standard">
      <style:text-properties officeooo:rsid="0009788f" officeooo:paragraph-rsid="0009788f"/>
    </style:style>
    <style:style style:name="P70" style:family="paragraph" style:parent-style-name="Standard">
      <style:text-properties fo:font-weight="normal" officeooo:rsid="001f6047" officeooo:paragraph-rsid="0009788f" style:font-weight-asian="normal" style:font-weight-complex="normal"/>
    </style:style>
    <style:style style:name="P71" style:family="paragraph" style:parent-style-name="Standard">
      <style:text-properties fo:font-weight="normal" officeooo:rsid="003eaa3f" officeooo:paragraph-rsid="003eaa3f" style:font-weight-asian="normal" style:font-weight-complex="normal"/>
    </style:style>
    <style:style style:name="P72" style:family="paragraph" style:parent-style-name="Standard">
      <style:text-properties fo:font-weight="bold" officeooo:rsid="0009788f" officeooo:paragraph-rsid="0009788f" style:font-weight-asian="bold" style:font-weight-complex="bold"/>
    </style:style>
    <style:style style:name="P73" style:family="paragraph" style:parent-style-name="Standard">
      <style:text-properties fo:font-weight="bold" officeooo:rsid="0009788f" officeooo:paragraph-rsid="003e840d" style:font-weight-asian="bold" style:font-weight-complex="bold"/>
    </style:style>
    <style:style style:name="P74" style:family="paragraph" style:parent-style-name="Standard">
      <style:text-properties fo:font-weight="bold" officeooo:rsid="0009788f" officeooo:paragraph-rsid="003eaa3f" style:font-weight-asian="bold" style:font-weight-complex="bold"/>
    </style:style>
    <style:style style:name="P75" style:family="paragraph" style:parent-style-name="Standard">
      <style:text-properties style:font-name="Liberation Sans" fo:font-size="12pt" fo:font-weight="normal" officeooo:rsid="0041b3d8" officeooo:paragraph-rsid="0041b3d8" style:font-size-asian="12pt" style:font-weight-asian="normal" style:font-size-complex="12pt" style:font-weight-complex="normal"/>
    </style:style>
    <style:style style:name="P76" style:family="paragraph" style:parent-style-name="Standard">
      <style:text-properties style:font-name="Liberation Sans" fo:font-size="12pt" fo:font-weight="normal" officeooo:rsid="0041b3d8" officeooo:paragraph-rsid="00423d67" style:font-size-asian="12pt" style:font-weight-asian="normal" style:font-size-complex="12pt" style:font-weight-complex="normal"/>
    </style:style>
    <style:style style:name="P77" style:family="paragraph" style:parent-style-name="Standard">
      <style:text-properties style:font-name="Liberation Sans" fo:font-size="12pt" fo:font-weight="normal" officeooo:rsid="001ec0f4" officeooo:paragraph-rsid="00426f51" style:font-size-asian="12pt" style:font-weight-asian="normal" style:font-size-complex="12pt" style:font-weight-complex="normal"/>
    </style:style>
    <style:style style:name="P78" style:family="paragraph" style:parent-style-name="Standard">
      <style:text-properties style:font-name="Liberation Sans" fo:font-size="12pt" fo:font-weight="normal" officeooo:rsid="00426f51" officeooo:paragraph-rsid="00426f51" style:font-size-asian="12pt" style:font-weight-asian="normal" style:font-size-complex="12pt" style:font-weight-complex="normal"/>
    </style:style>
    <style:style style:name="P79" style:family="paragraph" style:parent-style-name="Standard">
      <style:text-properties style:font-name="Liberation Sans" fo:font-size="12pt" fo:font-weight="bold" officeooo:rsid="0041b3d8" officeooo:paragraph-rsid="0041b3d8" style:font-size-asian="12pt" style:font-weight-asian="bold" style:font-size-complex="12pt" style:font-weight-complex="bold"/>
    </style:style>
    <style:style style:name="P80" style:family="paragraph" style:parent-style-name="Standard">
      <style:text-properties style:font-name="Liberation Sans" fo:font-size="12pt" fo:font-weight="bold" officeooo:rsid="0041b3d8" officeooo:paragraph-rsid="00423d67" style:font-size-asian="12pt" style:font-weight-asian="bold" style:font-size-complex="12pt" style:font-weight-complex="bold"/>
    </style:style>
    <style:style style:name="P81" style:family="paragraph" style:parent-style-name="Standard">
      <style:text-properties style:font-name="Liberation Sans" fo:font-size="12pt" fo:font-weight="bold" officeooo:rsid="001ec0f4" officeooo:paragraph-rsid="00426f51" style:font-size-asian="12pt" style:font-weight-asian="bold" style:font-size-complex="12pt" style:font-weight-complex="bold"/>
    </style:style>
    <style:style style:name="P82" style:family="paragraph" style:parent-style-name="Standard">
      <style:text-properties style:font-name="Liberation Sans" fo:font-size="12pt" fo:font-weight="bold" officeooo:rsid="00426f51" officeooo:paragraph-rsid="00426f51" style:font-size-asian="12pt" style:font-weight-asian="bold" style:font-size-complex="12pt" style:font-weight-complex="bold"/>
    </style:style>
    <style:style style:name="T1" style:family="text">
      <style:text-properties officeooo:rsid="00377713"/>
    </style:style>
    <style:style style:name="T2" style:family="text">
      <style:text-properties officeooo:rsid="00359c9c"/>
    </style:style>
    <style:style style:name="T3" style:family="text">
      <style:text-properties officeooo:rsid="000a3a4e"/>
    </style:style>
    <style:style style:name="T4" style:family="text">
      <style:text-properties officeooo:rsid="000c0ce6"/>
    </style:style>
    <style:style style:name="T5" style:family="text">
      <style:text-properties officeooo:rsid="0033a0b6"/>
    </style:style>
    <style:style style:name="T6" style:family="text">
      <style:text-properties style:text-outline="false" style:text-line-through-style="none" style:text-line-through-type="none" style:font-name="Liberation Sans1" fo:font-style="normal" fo:text-shadow="none" style:text-underline-style="none" style:font-style-asian="normal" style:text-emphasize="none"/>
    </style:style>
    <style:style style:name="T7" style:family="text">
      <style:text-properties style:text-outline="false" style:text-line-through-style="none" style:text-line-through-type="none" style:font-name="Liberation Sans1" fo:font-style="normal" fo:text-shadow="none" style:text-underline-style="none" officeooo:rsid="003b5fb1" style:font-style-asian="normal" style:text-emphasize="none"/>
    </style:style>
    <style:style style:name="T8" style:family="text">
      <style:text-properties style:text-outline="false" style:text-line-through-style="none" style:text-line-through-type="none" style:font-name="Liberation Sans1" fo:font-style="normal" fo:text-shadow="none" style:text-underline-style="none" officeooo:rsid="003eaa3f" style:font-style-asian="normal" style:text-emphasize="none"/>
    </style:style>
    <style:style style:name="T9" style:family="text">
      <style:text-properties style:text-outline="false" style:text-line-through-style="none" style:text-line-through-type="none" style:font-name="Liberation Sans1" fo:font-style="normal" fo:text-shadow="none" style:text-underline-style="none" officeooo:rsid="00400896" style:font-style-asian="normal" style:text-emphasize="none"/>
    </style:style>
    <style:style style:name="T10" style:family="text">
      <style:text-properties style:text-outline="false" style:text-line-through-style="none" style:text-line-through-type="none" style:font-name="Liberation Sans1" fo:font-style="normal" fo:text-shadow="none" style:text-underline-style="none" officeooo:rsid="00423d67" style:font-style-asian="normal" style:text-emphasize="none"/>
    </style:style>
    <style:style style:name="T11" style:family="text">
      <style:text-properties style:text-outline="false" style:text-line-through-style="none" style:text-line-through-type="none" style:font-name="Liberation Sans1" fo:font-style="normal" fo:text-shadow="none" style:text-underline-style="none" officeooo:rsid="00426f51" style:font-style-asian="normal" style:text-emphasize="none"/>
    </style:style>
    <style:style style:name="T12" style:family="text">
      <style:text-properties style:text-outline="false" style:text-line-through-style="none" style:text-line-through-type="none" style:font-name="Liberation Sans1" fo:font-style="normal" fo:text-shadow="none" style:text-underline-style="none" officeooo:rsid="0041b3d8" style:font-style-asian="normal" style:text-emphasize="none"/>
    </style:style>
    <style:style style:name="T13" style:family="text">
      <style:text-properties style:text-outline="false" style:text-line-through-style="none" style:text-line-through-type="none" style:font-name="Liberation Sans1" fo:font-size="10pt" fo:font-style="normal" fo:text-shadow="none" style:text-underline-style="none" style:font-size-asian="10pt" style:font-style-asian="normal" style:text-emphasize="none"/>
    </style:style>
    <style:style style:name="T14" style:family="text">
      <style:text-properties style:text-outline="false" style:text-line-through-style="none" style:text-line-through-type="none" fo:font-style="normal" fo:text-shadow="none" style:text-underline-style="none" style:font-style-asian="normal" style:text-emphasize="none"/>
    </style:style>
    <style:style style:name="T15" style:family="text">
      <style:text-properties style:text-outline="false" style:text-line-through-style="none" style:text-line-through-type="none" fo:font-style="normal" fo:text-shadow="none" style:text-underline-style="none" officeooo:rsid="00426f51" style:font-style-asian="normal" style:text-emphasize="none"/>
    </style:style>
    <style:style style:name="T16" style:family="text">
      <style:text-properties officeooo:rsid="003935ca"/>
    </style:style>
    <style:style style:name="T17" style:family="text">
      <style:text-properties style:text-position="sub 58%"/>
    </style:style>
    <style:style style:name="T18" style:family="text">
      <style:text-properties officeooo:rsid="00398674"/>
    </style:style>
    <style:style style:name="T19" style:family="text">
      <style:text-properties officeooo:rsid="003a657f"/>
    </style:style>
    <style:style style:name="T20" style:family="text">
      <style:text-properties officeooo:rsid="003b5a9c"/>
    </style:style>
    <style:style style:name="T21" style:family="text">
      <style:text-properties officeooo:rsid="003b5fb1"/>
    </style:style>
    <style:style style:name="T22" style:family="text">
      <style:text-properties officeooo:rsid="003c8d05"/>
    </style:style>
    <style:style style:name="T23" style:family="text">
      <style:text-properties officeooo:rsid="003d77f5"/>
    </style:style>
    <style:style style:name="T24" style:family="text">
      <style:text-properties officeooo:rsid="003eaa3f"/>
    </style:style>
    <style:style style:name="T25" style:family="text">
      <style:text-properties fo:font-weight="bold" style:font-weight-asian="bold" style:font-weight-complex="bold"/>
    </style:style>
    <style:style style:name="T26" style:family="text">
      <style:text-properties fo:font-weight="bold" officeooo:rsid="00400896" style:font-weight-asian="bold" style:font-weight-complex="bold"/>
    </style:style>
    <style:style style:name="T27" style:family="text">
      <style:text-properties officeooo:rsid="00400896"/>
    </style:style>
    <style:style style:name="T28" style:family="text">
      <style:text-properties officeooo:rsid="0041b3d8"/>
    </style:style>
    <style:style style:name="T29"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HHT</text:span> <text:span text:style-name="T4">S</text:span>ystem <text:span text:style-name="T4">D</text:span>atalog <text:span text:style-name="T4">C</text:span>hannel <text:span text:style-name="T4">D</text:span>escriptions </text:p>
      <text:p text:style-name="P2"/>
      <text:p text:style-name="P9">Date &amp; Time</text:p>
      <text:p text:style-name="P24">Format MM/DD/YYYY HH:mm:ss (e.g. 10/06/2015 07:30:18) <text:span text:style-name="T1">Local time. </text:span></text:p>
      <text:p text:style-name="P9"/>
      <text:p text:style-name="P9"/>
      <text:p text:style-name="P14">Box Hydrogen Level</text:p>
      <text:p text:style-name="P25">Hydrogen level in % measured in containing IPB reactor. Not accurate due to difficulties with Argon being in box atmosphere. Ignore.</text:p>
      <text:p text:style-name="P25"/>
      <text:p text:style-name="P29"/>
      <text:p text:style-name="P14">Box Oxygen Level</text:p>
      <text:p text:style-name="P10"/>
      <text:p text:style-name="P26">Relative percentage of Oxygen contained in the Argon gas that is purging the IPB's insulation space. Should be less than 1%. Measured by Apogee Instruments SO-120 electrolytic Oxygen sensor. <text:s/>Measured during Q pulse measurement interrupt period every 10 seconds</text:p>
      <text:p text:style-name="P10"/>
      <text:p text:style-name="P10"/>
      <text:p text:style-name="P14">Calorimeter Jacket Flowrate LPM</text:p>
      <text:p text:style-name="P14"/>
      <text:p text:style-name="P25">Flow rate of water flowing through calorimeter outer jacket in Liters per minute. Measured during Q pulse measurement interrupt period every 10 seconds. Exponential moving average filtered (EMAF) with time constant of approximately 100s. </text:p>
      <text:p text:style-name="P10"/>
      <text:p text:style-name="P10"/>
      <text:p text:style-name="P14">Calorimeter Jacket H2O In T</text:p>
      <text:p text:style-name="P10"/>
      <text:p text:style-name="P25">Temperature in degrees Celsius of water flowing into the calorimeter jacket. Measured by a platinum resistive temperature device. <text:s/>Measured during Q pulse measurement interrupt period every 10 seconds. </text:p>
      <text:p text:style-name="P11"/>
      <text:p text:style-name="P11"/>
      <text:p text:style-name="P14">Calorimeter Jacket H2O In T</text:p>
      <text:p text:style-name="P10"/>
      <text:p text:style-name="P25">Temperature in degrees Celsius of water flowing out of the calorimeter jacket. Measured by a platinum resistive temperature device. <text:s/>Measured during Q pulse measurement interrupt period every 10 seconds. </text:p>
      <text:p text:style-name="P11"/>
      <text:p text:style-name="P11"/>
      <text:p text:style-name="P14">Calorimeter Jacket Power</text:p>
      <text:p text:style-name="P10"/>
      <text:p text:style-name="P25">Thermal power in Watts deposited by <text:span text:style-name="T16">calorimeter into water jacket flow. Compensated for inlet and outlet RTD built-in temperature offset which is programmable though HMI. Will not be accurate because of large flowrate jacket as it is run right now. Programmable offset also needs to be current and updated. Only occasionally used as a sanity check.</text:span></text:p>
      <text:p text:style-name="P10"><text:soft-page-break/></text:p>
      <text:p text:style-name="P10"/>
      <text:p text:style-name="P16">Core Q Power</text:p>
      <text:p text:style-name="P30"/>
      <text:p text:style-name="P34">Calculated Joule heating caused by Q pulse heating in core. The RMS Voltage at the entrance and exit of the core in calculated from data acquired from an oscilloscope with two probes. <text:span text:style-name="T18">Measured every 10 seconds.</text:span></text:p>
      <text:p text:style-name="P34"/>
      <text:p text:style-name="P34">Core Q Power = (V<text:span text:style-name="T17">1rms</text:span> – V<text:span text:style-name="T17">2rms</text:span>) * V<text:span text:style-name="T17">2rms</text:span> / Z<text:span text:style-name="T17">effective</text:span> <text:s/></text:p>
      <text:p text:style-name="P30"/>
      <text:p text:style-name="P35">Zeffective is calibrated such that the Coefficient of Performance is 1 when the core is running in Helium gas. <text:span text:style-name="T18">Compensated for the Q pulse measurement off time to yield average Q pulse joule heating in core- Q pulse in on for 9.4s , off for 0.6s. </text:span></text:p>
      <text:p text:style-name="P35"/>
      <text:p text:style-name="P35">Verification of this measurement is a work in progress. It correlates linearly with drop in heater power when running at constant temperature. More to come.</text:p>
      <text:p text:style-name="P34"/>
      <text:p text:style-name="P31"/>
      <text:p text:style-name="P16">Core Q V1 rms</text:p>
      <text:p text:style-name="P16"/>
      <text:p text:style-name="P34">RMS voltage measured at entrance of the core Q pulse waveguide. Measured by oscilloscope. </text:p>
      <text:p text:style-name="P30"/>
      <text:p text:style-name="P10"/>
      <text:p text:style-name="P16">Core Q V2 rms</text:p>
      <text:p text:style-name="P16"/>
      <text:p text:style-name="P34">RMS voltage measured at exit of the core Q pulse waveguide. Measured by oscilloscope. </text:p>
      <text:p text:style-name="P31"/>
      <text:p text:style-name="P10"/>
      <text:p text:style-name="P10">C<text:span text:style-name="T16">ore Temp</text:span></text:p>
      <text:p text:style-name="P10"/>
      <text:p text:style-name="P34">Temperature in degrees Celsius measured by type K Thermocouple at the center of the core. Thermocouple is built into core. <text:span text:style-name="T1"><text:s/>Measured during Q pulse measurement interrupt period every 10 seconds</text:span></text:p>
      <text:p text:style-name="P34"><text:s/></text:p>
      <text:p text:style-name="P10"/>
      <text:p text:style-name="P16">Heater Manual Setpoint</text:p>
      <text:p text:style-name="P16"/>
      <text:p text:style-name="P38">When running in constant power mode, this is the heater power setpoint in Watts. </text:p>
      <text:p text:style-name="P17"/>
      <text:p text:style-name="P17"/>
      <text:p text:style-name="P18">Heater Power</text:p>
      <text:p text:style-name="P18"/>
      <text:p text:style-name="P38">Electrical power in Watts supplied by TDK-Lambda supply to the heater coil built into center of core. Derived from analog 4-20 mA voltage and current monitor signals out put by supply. Calibrated with manufacturer supplied power supply calibration data sheet. Averaged with a 1 second time constant EMAF. </text:p>
      <text:p text:style-name="P10"><text:soft-page-break/></text:p>
      <text:p text:style-name="P10"/>
      <text:p text:style-name="P18">Inner Block Temp 1</text:p>
      <text:p text:style-name="P18"/>
      <text:p text:style-name="P35">Temperature in degrees Celsius measured by <text:span text:style-name="T18">first</text:span> type K Thermocouple <text:span text:style-name="T18">embedded in core stainless steel or copper heater spreader. <text:s/>Measured during Q pulse measurement interrupt period every 10 seconds.</text:span></text:p>
      <text:p text:style-name="P35"/>
      <text:p text:style-name="P35"/>
      <text:p text:style-name="P18">Inner Block Temp 2</text:p>
      <text:p text:style-name="P18"/>
      <text:p text:style-name="P35">Temperature in degrees Celsius measured by <text:span text:style-name="T18">second</text:span> type K Thermocouple <text:span text:style-name="T18">embedded in core heat stainless steel or copper spreader. <text:s/>Measured during Q pulse measurement interrupt period every 10 seconds. Right now it wired to same TC as first Inner Block TC, dues to mechanical modifications to reactor precluding presence of second TC. Will return in next mechanical iteration of reactor</text:span></text:p>
      <text:p text:style-name="P32"/>
      <text:p text:style-name="P33"/>
      <text:p text:style-name="P18">Inner Outer Block Temp Diff</text:p>
      <text:p text:style-name="P40"/>
      <text:p text:style-name="P39">Average temperature difference <text:span text:style-name="T19">in degrees celsius</text:span> between calorimeter's inner core heat spreader and outer aluminum tube. <text:span text:style-name="T1">Measured during Q pulse measurement interrupt period every 10 seconds.</text:span></text:p>
      <text:p text:style-name="P39"/>
      <text:p text:style-name="P39"><text:span text:style-name="T19">I</text:span>nner Outer Block Temp Diff <text:span text:style-name="T19">= (</text:span>Inner Block Temp 1 <text:span text:style-name="T19">+</text:span> Inner Block Temp 2<text:span text:style-name="T19">)/2 - (Outer</text:span> Block Temp 1 <text:span text:style-name="T19">+</text:span> <text:span text:style-name="T19">Outer</text:span> Block Temp 2<text:span text:style-name="T19">)/2</text:span></text:p>
      <text:p text:style-name="P41"/>
      <text:p text:style-name="P47">Used in calibration.</text:p>
      <text:p text:style-name="P42"/>
      <text:p text:style-name="P10"/>
      <text:p text:style-name="P19">Isoperibolic Calorimetry Power</text:p>
      <text:p text:style-name="P19"/>
      <text:p text:style-name="P48">The heat flow out of the calorimeter in Watts calculated from the calibration polynomial. </text:p>
      <text:p text:style-name="P48"/>
      <text:p text:style-name="P48">Isoperibolic Calorimetry Power = a0 + a1*x + a2*x^2 + a3*x^3 + a4*x^4 </text:p>
      <text:p text:style-name="P48"/>
      <text:p text:style-name="P48">where x is the Inner-Outer Block Temp Diff. <text:s/></text:p>
      <text:p text:style-name="P40"/>
      <text:p text:style-name="P40"/>
      <text:p text:style-name="P20">Outer Block Temp 1 </text:p>
      <text:p text:style-name="P20"/>
      <text:p text:style-name="P36">Temperature in degrees Celsius measured by type K Thermocouple <text:span text:style-name="T18">embedded in the calorimeter outer Aluminum block/tube. <text:s/>Measured during Q pulse measurement interrupt period every 10 seconds. </text:span></text:p>
      <text:p text:style-name="P43"/>
      <text:p text:style-name="P44"/>
      <text:p text:style-name="P20">Outer Block Temp 2 </text:p>
      <text:p text:style-name="P20"/>
      <text:p text:style-name="P36">Temperature in degrees Celsius measured by <text:span text:style-name="T20">second</text:span> type K Thermocouple <text:span text:style-name="T18">embedded in the </text:span><text:soft-page-break/><text:span text:style-name="T18">calorimeter outer Aluminum block/tube. <text:s/>Measured during Q pulse measurement interrupt period every 10 seconds. </text:span></text:p>
      <text:p text:style-name="P44"/>
      <text:p text:style-name="P10"/>
      <text:p text:style-name="P20">Pressure Sensor PSI</text:p>
      <text:p text:style-name="P20"/>
      <text:p text:style-name="P49"><text:span text:style-name="T20">Pressure of gas inside core</text:span>. <text:span text:style-name="T20">In Pounds per Square Inch Gauge pressure. </text:span></text:p>
      <text:p text:style-name="P49"/>
      <text:p text:style-name="P49"/>
      <text:p text:style-name="P20">Pressure Setpoint</text:p>
      <text:p text:style-name="P10"/>
      <text:p text:style-name="P50">Core pressure setpoint for systems with an electronic pressure controller. Otherwise pressure is regulated by manual regulator.</text:p>
      <text:p text:style-name="P11"/>
      <text:p text:style-name="P11"/>
      <text:p text:style-name="P20">Q Cur</text:p>
      <text:p text:style-name="P20"/>
      <text:p text:style-name="P50">DC current in Amps measured at input of Pi filter. Measured with a sense resistor.</text:p>
      <text:p text:style-name="P50"/>
      <text:p text:style-name="P49"/>
      <text:p text:style-name="P20">Q kHz</text:p>
      <text:p text:style-name="P40"/>
      <text:p text:style-name="P50">Q pulse frequency in KiloHertz. <text:span text:style-name="T21">Set by operator or by Q power control loop.</text:span></text:p>
      <text:p text:style-name="P45"/>
      <text:p text:style-name="P45"/>
      <text:p text:style-name="P21">Q N pulses</text:p>
      <text:p text:style-name="P21"/>
      <text:p text:style-name="P51">When running Q pulse in on/off mode, number of pulses to emit between off times. Mode rarely used but available.</text:p>
      <text:p text:style-name="P46"/>
      <text:p text:style-name="P46"/>
      <text:p text:style-name="P21">Q PCB Heatsink Flowrate LPM</text:p>
      <text:p text:style-name="P15"/>
      <text:p text:style-name="P27"><text:span text:style-name="T6">Flowrate of water flowing through </text:span><text:span text:style-name="T7">the Q pulse printed circuit board transistor heat sinks</text:span><text:span text:style-name="T6"> in Liters per minute. </text:span></text:p>
      <text:p text:style-name="P68"/>
      <text:p text:style-name="P68">Measured during Q pulse measurement interrupt period every 10 seconds. Exponential moving average filtered (EMAF) with time constant of approximately 100s.</text:p>
      <text:p text:style-name="P51"/>
      <text:p text:style-name="P46"/>
      <text:p text:style-name="P21">Q PCB Heatsink H2O in T</text:p>
      <text:p text:style-name="P21"/>
      <text:p text:style-name="P27">Temperature in degrees Celsius of water flowing <text:span text:style-name="T21">into </text:span>the <text:span text:style-name="T7">Q pulse printed circuit board transistor heat sinks</text:span> <text:s/>. Measured by a platinum resistive temperature device. <text:s/>Measured during Q pulse measurement interrupt period every 10 seconds. </text:p>
      <text:p text:style-name="P52"/>
      <text:p text:style-name="P21"><text:soft-page-break/>Q PCB Heatsink H2O out T</text:p>
      <text:p text:style-name="P21"/>
      <text:p text:style-name="P27">Temperature in degrees Celsius of water flowing <text:span text:style-name="T21">out of </text:span>the <text:span text:style-name="T7">Q pulse printed circuit board transistor heat sinks</text:span> . Measured by a platinum resistive temperature device. <text:s/>Measured during Q pulse measurement interrupt period every 10 seconds. </text:p>
      <text:p text:style-name="P52"/>
      <text:p text:style-name="P52"/>
      <text:p text:style-name="P21">Q Pow</text:p>
      <text:p text:style-name="P52"/>
      <text:p text:style-name="P53">Q pulse Power in Watts measured at Pi Filter. The power that is going into the Q pulse board and termination. <text:span text:style-name="T5">Voltage and current signals are sampled at 10 Khz and averaged in 1000 sample blocks on the FPGA. The downsampled 10Hz power data is then piped to the real-time processor where it is averaged with an EMAF with a time constant of about 30 seconds. This averaged value is also used by the Q power control loop.</text:span></text:p>
      <text:p text:style-name="P52"/>
      <text:p text:style-name="P52"/>
      <text:p text:style-name="P12">Q Pulse Delay (s)</text:p>
      <text:p text:style-name="P12"/>
      <text:p text:style-name="P54"><text:span text:style-name="T22">I</text:span>f greater than 0, a number of pulses equal to “Q N pulses” will be fired, then no pulses will be fired for a time equal “Q Pulse Delay (s)” . </text:p>
      <text:p text:style-name="P52"/>
      <text:p text:style-name="P52"/>
      <text:p text:style-name="P12">Q Pulse Length (ns)</text:p>
      <text:p text:style-name="P12"/>
      <text:p text:style-name="P54"><text:span text:style-name="T22">L</text:span>ength of Q pulse <text:span text:style-name="T22">in nanoseconds</text:span> generated at the CompactRIO <text:span text:style-name="T22">NI 9401 </text:span>digital output card. </text:p>
      <text:p text:style-name="P12"/>
      <text:p text:style-name="P52"/>
      <text:p text:style-name="P22">Q pulse PCB Heatsink Power</text:p>
      <text:p text:style-name="P22"/>
      <text:p text:style-name="P28">Thermal power in Watts deposited <text:span text:style-name="T22">by the Q Pulse PCB heatsink water stream . Compensated for inlet and outlet RTD built-in temperature offset which is programmable though HMI. </text:span></text:p>
      <text:p text:style-name="P52"/>
      <text:p text:style-name="P13">Q Pulse Volt</text:p>
      <text:p text:style-name="P13"/>
      <text:p text:style-name="P55">Voltage of Q pulse measured at the Pi Filter.</text:p>
      <text:p text:style-name="P52"/>
      <text:p text:style-name="P52"/>
      <text:p text:style-name="P23">Q Set V</text:p>
      <text:p text:style-name="P52"/>
      <text:p text:style-name="P56">Voltage setpoint of the Q DC power supply</text:p>
      <text:p text:style-name="P52"/>
      <text:p text:style-name="P10"/>
      <text:p text:style-name="P23">Q Supply Power</text:p>
      <text:p text:style-name="P23"/>
      <text:p text:style-name="P56">Power output in Watts reported by the Q DC power supply. Supply has a serial interface. Queried every 10 seconds.</text:p>
      <text:p text:style-name="P23"><text:soft-page-break/>Room Temp</text:p>
      <text:p text:style-name="P13"/>
      <text:p text:style-name="P37"><text:span text:style-name="T23">Ambient t</text:span>emperature in degrees Celsius measured by type K Thermocouple. <text:span text:style-name="T1">Measured during Q pulse measurement interrupt period every 10 seconds</text:span></text:p>
      <text:p text:style-name="P7"/>
      <text:p text:style-name="P3"/>
      <text:p text:style-name="P5">Temperature Controller Output</text:p>
      <text:p text:style-name="P5"/>
      <text:p text:style-name="P8">temperature controller output in percent. May be zero in some datafiles due to troubleshooting serial communications to controller. </text:p>
      <text:p text:style-name="P4"/>
      <text:p text:style-name="P4"/>
      <text:p text:style-name="P74">Te<text:span text:style-name="T24">mperature Controller PV</text:span></text:p>
      <text:p text:style-name="P74"/>
      <text:p text:style-name="P71">Process Value the Eurotherm temperature controller is controlling off of. Same as Core temperature. Redundant.</text:p>
      <text:p text:style-name="P74"/>
      <text:p text:style-name="P4"/>
      <text:p text:style-name="P74">Te<text:span text:style-name="T24">mperature Setpoint</text:span></text:p>
      <text:p text:style-name="P74"/>
      <text:p text:style-name="P71">Setpoint the Eurotherm temperature controls to. Controlled by operator or test sequencer. </text:p>
      <text:p text:style-name="P4"/>
      <text:p text:style-name="P3"/>
      <text:p text:style-name="P74">Termination <text:span text:style-name="T24">Heatsink Power</text:span></text:p>
      <text:p text:style-name="P74"/>
      <text:p text:style-name="P58">Thermal power in Watts deposited <text:span text:style-name="T22">by the termination heatsink water stream . Compensated for inlet and outlet RTD built-in temperature offset which is programmable though HMI. </text:span></text:p>
      <text:p text:style-name="P74"/>
      <text:p text:style-name="P3"/>
      <text:p text:style-name="P3">Termination HX Water LPM</text:p>
      <text:p text:style-name="P69"><text:span text:style-name="T25"/></text:p>
      <text:p text:style-name="P58"><text:span text:style-name="T6">Flowrate of water flowing through </text:span><text:span text:style-name="T7">the </text:span><text:span text:style-name="T8">transmission line termination</text:span><text:span text:style-name="T7"> heat sink</text:span><text:span text:style-name="T6"> in Liters per minute. Measured during Q pulse measurement interrupt period every 10 seconds. Exponential moving average filtered (EMAF) with time constant of approximately 100s.</text:span></text:p>
      <text:p text:style-name="P69"><text:span text:style-name="T25"/></text:p>
      <text:p text:style-name="P69"><text:span text:style-name="T25"/></text:p>
      <text:p text:style-name="P69"><text:span text:style-name="T25">TERMINATION </text:span><text:span text:style-name="T26">Heatsink</text:span><text:span text:style-name="T25"> H2O IN</text:span></text:p>
      <text:p text:style-name="P65"/>
      <text:p text:style-name="P59">Temperature in degrees Celsius of water flowing <text:span text:style-name="T27">into </text:span>the <text:span text:style-name="T27">transmission</text:span><text:span text:style-name="T7"> </text:span><text:span text:style-name="T9">line termination </text:span><text:span text:style-name="T7">heat sinks</text:span> . Measured by a platinum resistive temperature device. <text:s/>Measured during Q pulse measurement interrupt period every 10 seconds. </text:p>
      <text:p text:style-name="P60"/>
      <text:p text:style-name="P3"/>
      <text:p text:style-name="P3">TERMINATION <text:span text:style-name="T27">Heatsink</text:span> H2O OUT</text:p>
      <text:p text:style-name="P64"/>
      <text:p text:style-name="P59">Temperature in degrees Celsius of water flowing <text:span text:style-name="T27">out of </text:span>the <text:span text:style-name="T27">transmission</text:span><text:span text:style-name="T7"> </text:span><text:span text:style-name="T9">line termination </text:span><text:span text:style-name="T7">heat sinks</text:span> . <text:soft-page-break/>Measured by a platinum resistive temperature device. <text:s/>Measured during Q pulse measurement interrupt period every 10 seconds. </text:p>
      <text:p text:style-name="P3"/>
      <text:p text:style-name="P70"/>
      <text:p text:style-name="P66">Argon Purge Valve</text:p>
      <text:p text:style-name="P66"/>
      <text:p text:style-name="P61">Logical (1/0) for <text:span text:style-name="T28">Argon valve to core. 1 is open <text:s/>0 is closed. </text:span></text:p>
      <text:p text:style-name="P61"/>
      <text:p text:style-name="P61"/>
      <text:p text:style-name="P66">Connected to host</text:p>
      <text:p text:style-name="P66"/>
      <text:p text:style-name="P62">indicates whether cRIO is network connected to HMI program. For diagnostic purposes. </text:p>
      <text:p text:style-name="P62"/>
      <text:p text:style-name="P66">Core Vent Valve</text:p>
      <text:p text:style-name="P66"/>
      <text:p text:style-name="P61">Logical (1/0) for <text:span text:style-name="T28">core vent valve. 1 is open <text:s/>0 is closed. Open valve releases gas from core.</text:span></text:p>
      <text:p text:style-name="P61"/>
      <text:p text:style-name="P61"/>
      <text:p text:style-name="P66">Heater Enable</text:p>
      <text:p text:style-name="P66"/>
      <text:p text:style-name="P61">Logical (1/0) <text:s/><text:span text:style-name="T28">for relay that controls current to heater. 1 in on 0 is off. Closed relay means no heater power enabled. Used for safety.</text:span></text:p>
      <text:p text:style-name="P61"/>
      <text:p text:style-name="P61"/>
      <text:p text:style-name="P66">Hydrogen Valve</text:p>
      <text:p text:style-name="P62"/>
      <text:p text:style-name="P61">Logical (1/0) for <text:span text:style-name="T28">Hydrogen valve to core. 1 is open <text:s/>0 is closed. </text:span></text:p>
      <text:p text:style-name="P61"/>
      <text:p text:style-name="P61"/>
      <text:p text:style-name="P66"><text:span text:style-name="T6">Power Controller Comm Status</text:span></text:p>
      <text:p text:style-name="P66"><text:span text:style-name="T6">Pressure Controller Comm Status</text:span></text:p>
      <text:p text:style-name="P66"><text:span text:style-name="T6">Pressure Controller Mass Flow Overage</text:span></text:p>
      <text:p text:style-name="P66"><text:span text:style-name="T6">Pressure Controller Pressure Overage</text:span></text:p>
      <text:p text:style-name="P66"><text:span text:style-name="T6">Pressure Controller Temp Overage</text:span></text:p>
      <text:p text:style-name="P75"><text:span text:style-name="T14"/></text:p>
      <text:p text:style-name="P75"><text:span text:style-name="T14">Obsolete, to be removed. </text:span></text:p>
      <text:p text:style-name="P75"><text:span text:style-name="T14"/></text:p>
      <text:p text:style-name="P75"/>
      <text:p text:style-name="P79">Q Enable</text:p>
      <text:p text:style-name="P79"/>
      <text:p text:style-name="P75">Logical (1/0) indicating whether FPGA is generating Q pulses.</text:p>
      <text:p text:style-name="P75"/>
      <text:p text:style-name="P75"/>
      <text:p text:style-name="P79"><text:span text:style-name="T6">Q Power Supply Comm Status</text:span></text:p>
      <text:p text:style-name="P79"><text:span text:style-name="T6"/></text:p>
      <text:p text:style-name="P76"><text:span text:style-name="T6">Logical (1/0) indicating whether </text:span><text:span text:style-name="T10">serial communications to Q pulse DC power supply is working </text:span><text:soft-page-break/><text:span text:style-name="T10">or not. 1 is ok, 0 is serial communication error (timeout, parity error) . </text:span></text:p>
      <text:p text:style-name="P76"><text:span text:style-name="T10"/></text:p>
      <text:p text:style-name="P76"><text:span text:style-name="T10"/></text:p>
      <text:p text:style-name="P80"><text:span text:style-name="T10">Temp Controller Comm Status</text:span></text:p>
      <text:p text:style-name="P76"><text:span text:style-name="T10"/></text:p>
      <text:p text:style-name="P75"/>
      <text:p text:style-name="P76"><text:span text:style-name="T6">Logical (1/0) indicating whether </text:span><text:span text:style-name="T10">serial communications to Eurotherm temperature controller is working or not. 1 is ok, 0 is serial communication error (timeout, parity error) .</text:span></text:p>
      <text:p text:style-name="P76"><text:span text:style-name="T10"/></text:p>
      <text:p text:style-name="P76"><text:span text:style-name="T10"/></text:p>
      <text:p text:style-name="P67"><text:span text:style-name="T10">Temperature Control Off-On</text:span></text:p>
      <text:p text:style-name="P80"><text:span text:style-name="T10"/></text:p>
      <text:p text:style-name="P77"><text:span text:style-name="T10">Logical (1/0) </text:span><text:span text:style-name="T11">indicating whether system is operating in temperature control mode or power control mode. 1 indicates temperature control mode, 0 power control mode. Temperature control mode heater power is controlled by Eurotherm controller to make core temperature equal to setpoint. In power control mode heater power supply is modulated to output constant power. </text:span></text:p>
      <text:p text:style-name="P77"><text:span text:style-name="T11"/></text:p>
      <text:p text:style-name="P77"><text:span text:style-name="T11"/></text:p>
      <text:p text:style-name="P81"><text:span text:style-name="T15">Temperature Controller Loop Break</text:span></text:p>
      <text:p text:style-name="P81"><text:span text:style-name="T15">Temperature Controller Over-Range</text:span></text:p>
      <text:p text:style-name="P81"><text:span text:style-name="T15">Temperature Controller Remote SP Fail</text:span></text:p>
      <text:p text:style-name="P81"><text:span text:style-name="T15">Temperature Controller Sensor Break</text:span></text:p>
      <text:p text:style-name="P81"><text:span text:style-name="T15">Temperature Controller </text:span><text:span text:style-name="T14">Alarm</text:span></text:p>
      <text:p text:style-name="P81"><text:span text:style-name="T14"/></text:p>
      <text:p text:style-name="P78"><text:span text:style-name="T14">Eurotherm temperature controller diagnostics. </text:span><text:span text:style-name="T12">Logical (1/0) , </text:span><text:span text:style-name="T6">1 is true.</text:span></text:p>
      <text:p text:style-name="P78"><text:span text:style-name="T6"/></text:p>
      <text:p text:style-name="P78"><text:span text:style-name="T6"/></text:p>
      <text:p text:style-name="P82"><text:span text:style-name="T6">Q Occurred?</text:span></text:p>
      <text:p text:style-name="P78"><text:span text:style-name="T6"><text:s/></text:span></text:p>
      <text:p text:style-name="P78"><text:span text:style-name="T12">Logical (1/0) <text:s/></text:span><text:span text:style-name="T6">indicates whether a Q pulse was emitted since the last log entry. 1 is true. </text:span></text:p>
      <text:p text:style-name="P77"><text:span text:style-name="T11"/></text:p>
      <text:p text:style-name="P77"><text:span text:style-name="T11"/></text:p>
      <text:p text:style-name="P82"><text:span text:style-name="T6">Sequencing?</text:span></text:p>
      <text:p text:style-name="P78"><text:span text:style-name="T6"><text:s/></text:span></text:p>
      <text:p text:style-name="P78"><text:span text:style-name="T12">Logical (1/0) <text:s/></text:span><text:span text:style-name="T6">indicates whether the system is running a sequence file. 1 is true. </text:span></text:p>
      <text:p text:style-name="P77"><text:span text:style-name="T11"/></text:p>
      <text:p text:style-name="P77"><text:span text:style-name="T11"/></text:p>
      <text:p text:style-name="P77"><text:span text:style-name="T11"/></text:p>
      <text:p text:style-name="P82"><text:span text:style-name="T6">Sequence Step Num</text:span></text:p>
      <text:p text:style-name="P78"><text:span text:style-name="T6"><text:s/></text:span></text:p>
      <text:p text:style-name="P78"><text:span text:style-name="T6">Step number of the current sequence being number. </text:span></text:p>
      <text:p text:style-name="P78"><text:span text:style-name="T6"/></text:p>
      <text:p text:style-name="P78"><text:span text:style-name="T6"/></text:p>
      <text:p text:style-name="P82"><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2" svg:font-family="Mangal"/>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a3a4e" officeooo:paragraph-rsid="000a3a4e"/>
    </style:style>
    <style:style style:name="MT1" style:family="text">
      <style:text-properties officeooo:rsid="00377713"/>
    </style:style>
    <style:style style:name="MT2" style:family="text">
      <style:text-properties officeooo:rsid="00359c9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11</text:span>/<text:span text:style-name="MT1">2</text:span>/201<text:span text:style-name="MT2">6</text:span></text:p>
        <text:p text:style-name="MP1">Rev.<text:span text:style-name="MT1">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6T19:33:37.146000000</meta:creation-date>
    <dc:date>2016-11-04T15:19:43.265000000</dc:date>
    <meta:editing-duration>PT21H22M15S</meta:editing-duration>
    <meta:editing-cycles>37</meta:editing-cycles>
    <meta:generator>LibreOffice/4.4.0.3$Windows_x86 LibreOffice_project/de093506bcdc5fafd9023ee680b8c60e3e0645d7</meta:generator>
    <meta:print-date>2016-08-09T18:01:50.463000000</meta:print-date>
    <meta:document-statistic meta:table-count="0" meta:image-count="0" meta:object-count="0" meta:page-count="8" meta:paragraph-count="135" meta:word-count="1729" meta:character-count="10877" meta:non-whitespace-character-count="9214"/>
  </office:meta>
</office:document-meta>
</file>